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8"/>
        <table:table-column table:style-name="co2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[ãˈ]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ˈ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 / o</text:p>
          </table:table-cell>
          <table:table-cell office:value-type="string" table:style-name="ce13">
            <text:p>T4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̃])</text:p>
          </table:table-cell>
          <table:table-cell office:value-type="string" table:style-name="ce8">
            <text:p>e / i</text:p>
          </table:table-cell>
          <table:table-cell office:value-type="string" table:style-name="ce14">
            <text:p>T48</text:p>
          </table:table-cell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8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1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office:value-type="string" table:style-name="ce13">
            <text:p>T5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8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2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office:value-type="string" table:style-name="ce13">
            <text:p>T6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2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7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8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0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1</text:p>
          </table:table-cell>
          <table:table-cell table:style-name="ce10"/>
          <table:table-cell table:number-columns-repeated="16380" table:style-name="ce9"/>
        </table:table-row>
        <table:table-row table:number-rows-repeated="104848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Leonor Martins</meta:initial-creator>
    <dc:creator>Leonor Martins</dc:creator>
    <meta:creation-date>2024-10-24T14:30:03Z</meta:creation-date>
    <dc:date>2025-06-28T10:00:32Z</dc:date>
  </office:meta>
</office:document-meta>
</file>